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8-10)'.D8"/>
      <style:map style:condition="cell-content()=&quot;Exception Rejected&quot;" style:apply-style-name="Orange_20_Fill" style:base-cell-address="'DATE (24-08-10)'.D8"/>
      <style:map style:condition="cell-content()=&quot;Compliance Expected&quot;" style:apply-style-name="Light_20_Green_20_Fill" style:base-cell-address="'DATE (24-08-10)'.D8"/>
      <style:map style:condition="cell-content()=&quot;Exception Granted&quot;" style:apply-style-name="Dark_20_Green_20_Fill" style:base-cell-address="'DATE (24-08-10)'.D8"/>
      <style:map style:condition="cell-content()=&quot;Compliant&quot;" style:apply-style-name="Emerald_20_Fill" style:base-cell-address="'DATE (24-08-10)'.D8"/>
      <style:map style:condition="cell-content()=&quot;Not-Applicable&quot;" style:apply-style-name="Note" style:base-cell-address="'DATE (24-08-10)'.D8"/>
      <style:map style:condition="cell-content()=&quot;Exception Requested&quot;" style:apply-style-name="Yellow_20_Fill" style:base-cell-address="'DATE (24-08-10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08-10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08-10)'.D8">
          <table:error-message table:message-type="stop" table:display="true"/>
        </table:content-validation>
      </table:content-validations>
      <table:table table:name="DATE (24-08-10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5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CookiePirate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5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5" office:value-type="string" calcext:value-type="string">
            <text:p>Status</text:p>
          </table:table-cell>
          <table:table-cell table:style-name="ce95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5"/>
        </table:table-row>
        <table:table-row table:style-name="ro1">
          <table:table-cell table:style-name="ce3" office:value-type="string" calcext:value-type="string">
            <text:p>CSRM-AK-09</text:p>
          </table:table-cell>
          <table:table-cell table:style-name="Default" table:number-columns-repeated="2"/>
          <table:table-cell table:style-name="ce22"/>
          <table:table-cell table:style-name="ce91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N/A (Contes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 office:value-type="string" calcext:value-type="string">
            <text:p>Bears placed within 3 tiles of berries</text:p>
          </table:table-cell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Bear hero glow</text:p>
          </table:table-cell>
          <table:table-cell table:content-validation-name="val1"/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Reminder to add a link for CSRM if one is created later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1.28MB/2.5MB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Overall, elevation on each side of the glacier is fair and compliant with the standard. However, in the area immediately around starting town centers, the elevation is varied between players/randomized and not only does this result in unfair terrain advantages in the immediate vicinity of a player’s town center, it looks like it is getting placed improperly and ‘floating’ on some corners. There wasn’t a better section to note this specific issue, so I noted it here since it has to do with elevation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Some player-assigned resources are slightly beyond 30 tiles due to the prevalence of neutral resources of the same type.</text:p>
          </table:table-cell>
          <table:table-cell table:content-validation-name="val2" office:value-type="string" calcext:value-type="string">
            <text:p>Exception Gran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1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67];[.A7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7];[.A71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67];[.A7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7];[.A72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67];[.A73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67];[.A73])" office:value-type="float" office:value="2" calcext:value-type="float" table:number-columns-spanned="2" table:number-rows-spanned="1">
            <text:p>2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67];[.A7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7];[.A74])" office:value-type="float" office:value="1" calcext:value-type="float" table:number-columns-spanned="2" table:number-rows-spanned="1">
            <text:p>1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67];[.A75])" office:value-type="float" office:value="39" calcext:value-type="float" table:number-columns-spanned="2" table:number-rows-spanned="1">
            <text:p>39</text:p>
          </table:table-cell>
          <table:covered-table-cell/>
          <table:table-cell table:style-name="ce12" table:formula="of:=COUNTIF([.$F$8:.$F$67];[.A75])" office:value-type="float" office:value="39" calcext:value-type="float" table:number-columns-spanned="2" table:number-rows-spanned="1">
            <text:p>39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67];[.A76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67];[.A76])" office:value-type="float" office:value="1" calcext:value-type="float" table:number-columns-spanned="2" table:number-rows-spanned="1">
            <text:p>1</text:p>
          </table:table-cell>
          <table:covered-table-cell table:style-name="ce53"/>
        </table:table-row>
        <calcext:conditional-formats>
          <calcext:conditional-format calcext:target-range-address="'DATE (24-08-10)'.F67:'DATE (24-08-10)'.F67 'DATE (24-08-10)'.D67:'DATE (24-08-10)'.D67 'DATE (24-08-10)'.D65:'DATE (24-08-10)'.D65 'DATE (24-08-10)'.F65:'DATE (24-08-10)'.F65 'DATE (24-08-10)'.D63:'DATE (24-08-10)'.D63 'DATE (24-08-10)'.F63:'DATE (24-08-10)'.F63 'DATE (24-08-10)'.D61:'DATE (24-08-10)'.D61 'DATE (24-08-10)'.F61:'DATE (24-08-10)'.F61 'DATE (24-08-10)'.D52:'DATE (24-08-10)'.D59 'DATE (24-08-10)'.F52:'DATE (24-08-10)'.F59 'DATE (24-08-10)'.D48:'DATE (24-08-10)'.D50 'DATE (24-08-10)'.F48:'DATE (24-08-10)'.F50 'DATE (24-08-10)'.D45:'DATE (24-08-10)'.D46 'DATE (24-08-10)'.F45:'DATE (24-08-10)'.F46 'DATE (24-08-10)'.D43:'DATE (24-08-10)'.D43 'DATE (24-08-10)'.F43:'DATE (24-08-10)'.F43 'DATE (24-08-10)'.D38:'DATE (24-08-10)'.D41 'DATE (24-08-10)'.F38:'DATE (24-08-10)'.F41 'DATE (24-08-10)'.D33:'DATE (24-08-10)'.D36 'DATE (24-08-10)'.F33:'DATE (24-08-10)'.F36 'DATE (24-08-10)'.D31:'DATE (24-08-10)'.D31 'DATE (24-08-10)'.F31:'DATE (24-08-10)'.F31 'DATE (24-08-10)'.D27:'DATE (24-08-10)'.D29 'DATE (24-08-10)'.F27:'DATE (24-08-10)'.F29 'DATE (24-08-10)'.D8:'DATE (24-08-10)'.D24 'DATE (24-08-10)'.F8:'DATE (24-08-10)'.F24">
            <calcext:condition calcext:apply-style-name="Red Fill" calcext:value="=&quot;Non-Compliant&quot;" calcext:base-cell-address="'DATE (24-08-10)'.D8"/>
            <calcext:condition calcext:apply-style-name="Orange Fill" calcext:value="=&quot;Exception Rejected&quot;" calcext:base-cell-address="'DATE (24-08-10)'.D8"/>
            <calcext:condition calcext:apply-style-name="Light Green Fill" calcext:value="=&quot;Compliance Expected&quot;" calcext:base-cell-address="'DATE (24-08-10)'.D8"/>
            <calcext:condition calcext:apply-style-name="Dark Green Fill" calcext:value="=&quot;Exception Granted&quot;" calcext:base-cell-address="'DATE (24-08-10)'.D8"/>
            <calcext:condition calcext:apply-style-name="Emerald Fill" calcext:value="=&quot;Compliant&quot;" calcext:base-cell-address="'DATE (24-08-10)'.D8"/>
            <calcext:condition calcext:apply-style-name="Note" calcext:value="=&quot;Not-Applicable&quot;" calcext:base-cell-address="'DATE (24-08-10)'.D8"/>
            <calcext:condition calcext:apply-style-name="Yellow Fill" calcext:value="=&quot;Exception Requested&quot;" calcext:base-cell-address="'DATE (24-08-10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10T11:49:40.945000000</dc:date>
    <meta:editing-duration>P2DT16H11M12S</meta:editing-duration>
    <meta:editing-cycles>181</meta:editing-cycles>
    <meta:generator>LibreOffice/24.2.5.2$Windows_X86_64 LibreOffice_project/bffef4ea93e59bebbeaf7f431bb02b1a39ee8a59</meta:generator>
    <meta:document-statistic meta:table-count="1" meta:cell-count="217" meta:object-count="0"/>
  </office:meta>
</office:document-meta>
</file>